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19.001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fo:language="en" fo:country="US"/>
    </style:style>
    <style:style style:name="P2" style:family="paragraph" style:parent-style-name="Text_20_body">
      <style:text-properties fo:language="ru" fo:country="RU"/>
    </style:style>
    <style:style style:name="P3" style:family="paragraph" style:parent-style-name="Heading_20_1">
      <style:text-properties style:font-name="Times New Roman" fo:language="en" fo:country="US"/>
    </style:style>
    <style:style style:name="P4" style:family="paragraph" style:parent-style-name="Text_20_body" style:list-style-name="L1"/>
    <style:style style:name="P5" style:family="paragraph" style:parent-style-name="Text_20_body" style:list-style-name="L1">
      <style:text-properties fo:language="en" fo:country="US"/>
    </style:style>
    <style:style style:name="P6" style:family="paragraph" style:parent-style-name="Text_20_body" style:list-style-name="L2">
      <style:text-properties fo:language="en" fo:country="US"/>
    </style:style>
    <style:style style:name="P7" style:family="paragraph" style:parent-style-name="Text_20_body" style:list-style-name="L2"/>
    <style:style style:name="T1"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3" text:outline-level="1">Application in branch designs</text:h>
          </table:table-cell>
        </table:table-row>
        <table:table-row table:style-name="Table1.2">
          <table:table-cell table:style-name="Table1.A2" office:value-type="string">
            <text:p text:style-name="P1">SimInTech has been successfully implemented and applied in:</text:p>
            <text:list xml:id="list2240084505915720511" text:style-name="L1">
              <text:list-item>
                <text:p text:style-name="P5">design system for control algorithms and code generation for control and protection system controllers of Smolensk NPP Power Unit-3 (N.A. Dollezhal Research and Development Institute of Power Engineering);</text:p>
              </text:list-item>
              <text:list-item>
                <text:p text:style-name="P5">complex model of a power unit with a VVER reactor (Saint Petersburg Scientific <text:s/>Research and Design Institute “Atomenergoproekt”);</text:p>
              </text:list-item>
              <text:list-item>
                <text:p text:style-name="P4"><text:span text:style-name="T1">C-code generation system for PLC (“Avrora” Scientific and Production Association <text:s/>JSC)</text:span>;</text:p>
              </text:list-item>
              <text:list-item>
                <text:p text:style-name="P4"><text:span text:style-name="T1">complex model of dynamics of main power plant for mobile objects (Federal State Unitary Enterprise “St. Petersburg Machine-Building Bureau “Malakhit” FSUE SPMBM “Malakhit”</text:span>);</text:p>
              </text:list-item>
              <text:list-item>
                <text:p text:style-name="P4"><text:span text:style-name="T1">complex model of dynamics of a liquid-metal coolant power plant</text:span> <text:span text:style-name="T1">(State Scientific Center of the Russian Federation – Institute for Physics and Power Engineering named after A.I. Leypunsky, FSUE “SSC IPPE”)</text:span>;</text:p>
              </text:list-item>
              <text:list-item>
                <text:p text:style-name="P5">model of control system for “Eastern Siberia – Pacific Ocean” pipeline system, ESPO (Open Joint Stock Company “Institute for Designing Trunk Pipelines” OJSC “Giprotruboprovod”).</text:p>
              </text:list-item>
            </text:list>
            <text:p text:style-name="P2"><text:span text:style-name="T1">SimInTech</text:span> <text:span text:style-name="T1">software system (old releases, called MVTU versions 3.5 and 3.7), has been applied in the following designs and developments:</text:span></text:p>
            <text:list xml:id="list7787549251702351259" text:style-name="L2">
              <text:list-item>
                <text:p text:style-name="P6">modeling of processes in control and protection systems for designed validation of <text:s/>integrated monitoring, control and protection system (IMCPS) for reactors of <text:line-break/>RBMK-1000 type;</text:p>
              </text:list-item>
              <text:list-item>
                <text:p text:style-name="P7"><text:span text:style-name="T1">development of dynamic model of APCS for NPP Power Unit with a new generation VVER reactor for the representative complex of the Ministry of Nuclear Energy of the RF in Electrogorsk Research and Engineering Center INVEST, city of Electrogorsk</text:span>;</text:p>
              </text:list-item>
              <text:list-item>
                <text:p text:style-name="P7"><text:span text:style-name="T1">development of a mathematical representation of dynamics of neutron and kinetic and thermohydraulic processes in pilot-demonstration lead-coolant reactor unit</text:span> <text:span text:style-name="T1">RU <text:line-break/></text:span><text:span text:style-name="T1">BREST-</text:span><text:span text:style-name="T1">OD-300 as applicable to the problems of design validation of automatic control </text:span><text:span text:style-name="T1">process systems</text:span>;</text:p>
              </text:list-item>
              <text:list-item>
                <text:p text:style-name="P6">designed validation of nuclear safety of nuclear steam generating plants (NSGP) for floating NPPs in standard transition modes and in design-basis emergency situations;</text:p>
              </text:list-item>
              <text:list-item>
                <text:p text:style-name="P6">modeling of transient modes in design-basis emergency situations as applicable to validation of nuclear safety of the Uniterm NPP project intended for power and heat supply of remote areas of the Far East and High North;</text:p>
              </text:list-item>
              <text:list-item>
                <text:p text:style-name="P6">generation of dynamic model of bi-modal space nuclear power/propulsion plant as applicable to development of the procedure for estimating the reactor core resource; </text:p>
              </text:list-item>
              <text:list-item>
                <text:p text:style-name="P7"><text:span text:style-name="T1">digital modeling of servo drives, manipulators and special-purpose robotic systems</text:span>;</text:p>
              </text:list-item>
              <text:list-item>
                <text:p text:style-name="P7"><text:span text:style-name="T1">designed validation for stability and automatic control algorithms for an aircraft life-support system</text:span>;</text:p>
              </text:list-item>
              <text:list-item>
                <text:p text:style-name="P7"><text:span text:style-name="T1">development of dynamic model for forecasting and analysis of modes of operations of a system of underground gas storage facilities (UGSF) in rock salt</text:span>.</text:p>
              </text:list-item>
            </text:list>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Использование SimInTech в отраслевых разработках</dc:title>
    <dc:date>2014-02-13T14:39:48.87</dc:date>
    <meta:generator>OpenOffice_Beta/4.1.0$Win32 OpenOffice.org_project/410m14$Build-9760</meta:generator>
    <meta:editing-duration>PT8H36M34S</meta:editing-duration>
    <meta:editing-cycles>152</meta:editing-cycles>
    <meta:document-statistic meta:table-count="1" meta:image-count="0" meta:object-count="0" meta:page-count="2" meta:paragraph-count="18" meta:word-count="408" meta:character-count="2790"/>
    <meta:user-defined meta:name="Поле 1"/>
    <meta:user-defined meta:name="Поле 2"/>
    <meta:user-defined meta:name="Поле 3"/>
    <meta:user-defined meta:name="Поле 4"/>
  </office:meta>
</office:document-meta>
</file>